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1" style:master-page-name="Converted1">
      <style:paragraph-properties fo:margin-top="0.494cm" fo:margin-bottom="0.494cm" style:contextual-spacing="false" fo:text-align="center" style:justify-single-word="false" style:page-number="auto"/>
    </style:style>
    <style:style style:name="P2" style:family="paragraph" style:parent-style-name="Heading_20_1" style:list-style-name="">
      <style:paragraph-properties fo:margin-left="0cm" fo:margin-right="0cm" fo:margin-top="0.494cm" fo:margin-bottom="0.494cm" style:contextual-spacing="false" fo:text-align="center" style:justify-single-word="false" fo:text-indent="0cm" style:auto-text-indent="false"/>
    </style:style>
    <style:style style:name="P3" style:family="paragraph" style:parent-style-name="Heading_20_1" style:list-style-name="WWNum3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4" style:family="paragraph" style:parent-style-name="Heading_20_1" style:list-style-name="WWNum3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5" style:family="paragraph" style:parent-style-name="Heading_20_1" style:list-style-name="WWNum3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6" style:family="paragraph" style:parent-style-name="Heading_20_1" style:list-style-name="">
      <style:paragraph-properties fo:margin-left="0.635cm" fo:margin-right="0cm" fo:margin-top="0.494cm" fo:margin-bottom="0.494cm" style:contextual-spacing="false" fo:line-height="150%" fo:text-align="center" style:justify-single-word="false" fo:text-indent="0cm" style:auto-text-indent="false" fo:break-before="page"/>
    </style:style>
    <style:style style:name="P7" style:family="paragraph" style:parent-style-name="Heading_20_1" style:list-style-name="WWNum5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8" style:family="paragraph" style:parent-style-name="Heading_20_1" style:list-style-name="WWNum5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9" style:family="paragraph" style:parent-style-name="Heading_20_1" style:list-style-name="WWNum5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0" style:family="paragraph" style:parent-style-name="Heading_20_1" style:list-style-name="WWNum6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11" style:family="paragraph" style:parent-style-name="Heading_20_1" style:list-style-name="WWNum6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12" style:family="paragraph" style:parent-style-name="Heading_20_1" style:list-style-name="WWNum6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3" style:family="paragraph" style:parent-style-name="Heading_20_1" style:list-style-name="WWNum7">
      <style:paragraph-properties fo:margin-top="0.494cm" fo:margin-bottom="0cm" style:contextual-spacing="false" fo:line-height="150%"/>
    </style:style>
    <style:style style:name="P14" style:family="paragraph" style:parent-style-name="Heading_20_1" style:list-style-name="WWNum7">
      <style:paragraph-properties fo:margin-top="0cm" fo:margin-bottom="0cm" style:contextual-spacing="false" fo:line-height="150%"/>
    </style:style>
    <style:style style:name="P15" style:family="paragraph" style:parent-style-name="Heading_20_1" style:list-style-name="WWNum7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16" style:family="paragraph" style:parent-style-name="Heading_20_1" style:list-style-name="WWNum7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17" style:family="paragraph" style:parent-style-name="Heading_20_1" style:list-style-name="WWNum8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18" style:family="paragraph" style:parent-style-name="Heading_20_1" style:list-style-name="WWNum8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19" style:family="paragraph" style:parent-style-name="Heading_20_1" style:list-style-name="WWNum8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20" style:family="paragraph" style:parent-style-name="Heading_20_1" style:list-style-name="">
      <style:paragraph-properties fo:margin-left="0cm" fo:margin-right="0cm" fo:margin-top="0.494cm" fo:margin-bottom="0.494cm" style:contextual-spacing="false" fo:text-indent="0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 fo:text-align="center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5" style:family="paragraph" style:parent-style-name="Footer">
      <style:paragraph-properties fo:margin-left="0cm" fo:margin-right="0.635cm" fo:text-indent="0cm" style:auto-text-indent="false"/>
    </style:style>
    <style:style style:name="P26" style:family="paragraph" style:parent-style-name="Footer">
      <style:paragraph-properties fo:padding="0cm" fo:border="none"/>
    </style:style>
    <style:style style:name="P27" style:family="paragraph" style:parent-style-name="Heading_20_2">
      <style:paragraph-properties fo:margin-top="0cm" fo:margin-bottom="0.494cm" style:contextual-spacing="false" fo:text-align="justify" style:justify-single-word="false"/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P28" style:family="paragraph" style:parent-style-name="Heading_20_2">
      <style:paragraph-properties fo:margin-top="0.494cm" fo:margin-bottom="0.494cm" style:contextual-spacing="false" fo:text-align="justify" style:justify-single-word="false"/>
    </style:style>
    <style:style style:name="P29" style:family="paragraph" style:parent-style-name="Heading_20_2">
      <style:paragraph-properties fo:margin-top="0.494cm" fo:margin-bottom="0.494cm" style:contextual-spacing="false"/>
    </style:style>
    <style:style style:name="P30" style:family="paragraph" style:parent-style-name="Normal_20__28_Web_29_" style:list-style-name="WWNum2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31" style:family="paragraph" style:parent-style-name="Normal_20__28_Web_29_" style:list-style-name="WWNum2">
      <style:paragraph-properties fo:margin-left="0cm" fo:margin-right="0cm" fo:margin-top="0cm" fo:margin-bottom="0.494cm" style:contextual-spacing="false" fo:line-height="150%" fo:text-indent="0cm" style:auto-text-indent="false"/>
    </style:style>
    <style:style style:name="P32" style:family="paragraph" style:parent-style-name="Normal_20__28_Web_29_" style:list-style-name="WWNum2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33" style:family="paragraph" style:parent-style-name="Normal_20__28_Web_29_" style:list-style-name="">
      <style:paragraph-properties fo:margin-left="0.635cm" fo:margin-right="0cm" fo:margin-top="0.494cm" fo:margin-bottom="0.494cm" style:contextual-spacing="false" fo:line-height="150%" fo:text-align="center" style:justify-single-word="false" fo:text-indent="0cm" style:auto-text-indent="false" fo:break-before="page"/>
    </style:style>
    <style:style style:name="P34" style:family="paragraph" style:parent-style-name="Normal_20__28_Web_29_" style:list-style-name="WWNum3">
      <style:paragraph-properties fo:margin-left="0cm" fo:margin-right="0cm" fo:margin-top="0.494cm" fo:margin-bottom="0cm" style:contextual-spacing="false" fo:line-height="150%" fo:text-indent="0cm" style:auto-text-indent="false"/>
    </style:style>
    <style:style style:name="P35" style:family="paragraph" style:parent-style-name="Normal_20__28_Web_29_" style:list-style-name="WWNum3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36" style:family="paragraph" style:parent-style-name="Normal_20__28_Web_29_" style:list-style-name="">
      <style:paragraph-properties fo:margin-left="0cm" fo:margin-right="0cm" fo:margin-top="0.494cm" fo:margin-bottom="0.494cm" style:contextual-spacing="false" fo:line-height="150%" fo:text-indent="0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-0.002cm" fo:margin-right="0cm" fo:margin-top="0cm" fo:margin-bottom="0cm" style:contextual-spacing="true" fo:line-height="150%" fo:text-align="justify" style:justify-single-word="false" fo:text-indent="0cm" style:auto-text-indent="false"/>
    </style:style>
    <style:style style:name="P38" style:family="paragraph" style:parent-style-name="Standard">
      <loext:graphic-properties draw:fill="solid" draw:fill-color="#ffffff"/>
      <style:paragraph-properties fo:margin-left="-0.002cm" fo:margin-right="0cm" fo:margin-top="0cm" fo:margin-bottom="0cm" style:contextual-spacing="true" fo:line-height="150%" fo:text-align="justify" style:justify-single-word="false" fo:text-indent="0cm" style:auto-text-indent="false" fo:background-color="#ffffff"/>
    </style:style>
    <style:style style:name="P39" style:family="paragraph" style:parent-style-name="Standard" style:list-style-name="WWNum1">
      <loext:graphic-properties draw:fill="solid" draw:fill-color="#ffffff"/>
      <style:paragraph-properties fo:margin-left="-0.002cm" fo:margin-right="0cm" fo:margin-top="0cm" fo:margin-bottom="0cm" style:contextual-spacing="true" fo:line-height="150%" fo:text-align="justify" style:justify-single-word="false" fo:text-indent="0cm" style:auto-text-indent="false" fo:background-color="#ffffff">
        <style:tab-stops/>
      </style:paragraph-properties>
    </style:style>
    <style:style style:name="P40" style:family="paragraph" style:parent-style-name="Standard" style:list-style-name="WWNum1">
      <loext:graphic-properties draw:fill="solid" draw:fill-color="#fffff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fo:background-color="#ffffff">
        <style:tab-stops/>
      </style:paragraph-properties>
    </style:style>
    <style:style style:name="P41" style:family="paragraph" style:parent-style-name="Standard" style:list-style-name="">
      <loext:graphic-properties draw:fill="solid" draw:fill-color="#ffffff"/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 fo:break-before="page" fo:background-color="#ffffff"/>
    </style:style>
    <style:style style:name="P42" style:family="paragraph" style:parent-style-name="Standard" style:list-style-name="">
      <loext:graphic-properties draw:fill="solid" draw:fill-color="#ffffff"/>
      <style:paragraph-properties fo:margin-left="1.27cm" fo:margin-right="0cm" fo:margin-top="0.106cm" fo:margin-bottom="0.494cm" style:contextual-spacing="false" fo:line-height="150%" fo:text-align="center" style:justify-single-word="false" fo:text-indent="0cm" style:auto-text-indent="false" fo:background-color="#ffffff"/>
    </style:style>
    <style:style style:name="P43" style:family="paragraph" style:parent-style-name="Standard" style:list-style-name="WWNum4">
      <loext:graphic-properties draw:fill="solid" draw:fill-color="#ffffff"/>
      <style:paragraph-properties fo:margin-left="0cm" fo:margin-right="0cm" fo:margin-top="0.494cm" fo:margin-bottom="0cm" style:contextual-spacing="false" fo:line-height="150%" fo:text-indent="0cm" style:auto-text-indent="false" fo:background-color="#ffffff"/>
    </style:style>
    <style:style style:name="P44" style:family="paragraph" style:parent-style-name="Standard" style:list-style-name="WWNum4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</style:style>
    <style:style style:name="P45" style:family="paragraph" style:parent-style-name="Standard" style:list-style-name="WWNum4">
      <loext:graphic-properties draw:fill="solid" draw:fill-color="#ffffff"/>
      <style:paragraph-properties fo:margin-left="0cm" fo:margin-right="0cm" fo:margin-top="0.106cm" fo:margin-bottom="0.494cm" style:contextual-spacing="false" fo:line-height="150%" fo:text-indent="0cm" style:auto-text-indent="false" fo:background-color="#ffffff"/>
    </style:style>
    <style:style style:name="P46" style:family="paragraph" style:parent-style-name="Standard" style:list-style-name="WWNum4">
      <loext:graphic-properties draw:fill="solid" draw:fill-color="#ffffff"/>
      <style:paragraph-properties fo:margin-left="0cm" fo:margin-right="0cm" fo:margin-top="0.106cm" fo:margin-bottom="0cm" style:contextual-spacing="false" fo:line-height="150%" fo:text-indent="0cm" style:auto-text-indent="false" fo:background-color="#ffffff"/>
    </style:style>
    <style:style style:name="P47" style:family="paragraph" style:parent-style-name="Standard" style:list-style-name="">
      <loext:graphic-properties draw:fill="solid" draw:fill-color="#ffffff"/>
      <style:paragraph-properties fo:margin-left="0cm" fo:margin-right="0cm" fo:margin-top="0.106cm" fo:margin-bottom="0.494cm" style:contextual-spacing="false" fo:line-height="150%" fo:text-indent="0cm" style:auto-text-indent="false" fo:background-color="#ffffff"/>
      <style:text-properties fo:color="#1f2328" loext:opacity="100%" style:font-name="Times New Roman" fo:font-size="14pt" style:font-size-asian="14pt" style:font-name-complex="Times New Roman1" style:font-size-complex="14pt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6pt" fo:language="ru" fo:country="RU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language="ru" fo:country="RU" style:font-size-asian="16pt" style:font-size-complex="16pt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1f2328" loext:opacity="100%" fo:background-color="#ffffff" loext:char-shading-value="0"/>
    </style:style>
    <style:style style:name="T10" style:family="text">
      <style:text-properties fo:color="#1f2328" loext:opacity="100%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11" style:family="text">
      <style:text-properties fo:color="#1f2328" loext:opacity="100%" style:font-name="Times New Roman" fo:font-size="14pt" style:font-size-asian="14pt" style:font-name-complex="Times New Roman1" style:font-size-complex="14pt"/>
    </style:style>
    <style:style style:name="T12" style:family="text">
      <style:text-properties fo:color="#1f2328" loext:opacity="100%" style:font-name="Times New Roman" fo:font-size="14pt" fo:language="ru" fo:country="RU" style:font-size-asian="14pt" style:font-name-complex="Times New Roman1" style:font-size-complex="14pt"/>
    </style:style>
    <style:style style:name="T13" style:family="text">
      <style:text-properties fo:color="#1f2328" loext:opacity="100%" style:font-name="Segoe UI" style:font-name-complex="Segoe UI1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Times New Roman" fo:font-size="14pt" fo:language="en" fo:country="US" style:font-name-asian="Times New Roman1" style:font-size-asian="14pt" style:language-asian="ru" style:country-asian="RU" style:font-size-complex="14pt" style:font-weight-complex="bold"/>
    </style:style>
    <style:style style:name="T1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8" style:family="text">
      <style:text-properties style:font-name="Times New Roman" fo:font-size="14pt" fo:language="ru" fo:country="RU" style:font-name-asian="Times New Roman1" style:font-size-asian="14pt" style:language-asian="ru" style:country-asian="RU" style:font-size-complex="14pt" style:font-weight-complex="bold"/>
    </style:style>
    <style:style style:name="T19" style:family="text">
      <style:text-properties style:font-name="Times New Roman" fo:font-size="14pt" style:font-name-asian="Times New Roman1" style:font-size-asian="14pt" style:language-asian="ru" style:country-asian="RU" style:font-size-complex="14pt" style:font-weight-complex="bold"/>
    </style:style>
    <style:style style:name="T2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6pt" fo:language="en" fo:country="US" style:font-name-asian="Times New Roman1" style:font-size-asian="16pt" style:language-asian="ru" style:country-asian="RU" style:font-name-complex="Times New Roman1" style:font-size-complex="16pt" style:font-weight-complex="bold"/>
    </style:style>
    <style:style style:name="T22" style:family="text">
      <style:text-properties style:font-name="Times New Roman" fo:font-size="16pt" style:font-size-asian="16pt" style:font-name-complex="Times New Roman1" style:font-size-complex="16pt"/>
    </style:style>
    <style:style style:name="T23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24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26" style:family="text">
      <style:text-properties fo:language="ru" fo:country="RU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normal" fo:font-weight="normal" fo:background-color="#ffffff" loext:char-shading-value="0" style:font-name-asian="Segoe UI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28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9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26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svg:stroke-width="0.026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2" loext:marker-style-name="T1"><text:bookmark-start text:name="_Toc135839201"/></text:h>
      <text:h text:style-name="P28" text:outline-level="2"><text:span text:style-name="T1">Спецификация требований</text:span><text:span text:style-name="T3"> приложения</text:span><text:span text:style-name="T1"> </text:span><text:span text:style-name="T3">для проверки знаний обучающихся</text:span><text:line-break/><text:bookmark-end text:name="_Toc135839201"/></text:h>
      <text:h text:style-name="P29" text:outline-level="2"/>
      <text:h text:style-name="P29" text:outline-level="2"/>
      <text:h text:style-name="P29" text:outline-level="2"/>
      <text:h text:style-name="P29" text:outline-level="2"/>
      <text:h text:style-name="P29" text:outline-level="2"/>
      <text:p text:style-name="P23" loext:marker-style-name="T2"><text:span text:style-name="T2">Оглавление:</text:span><text:span text:style-name="T2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/>
          <text:p text:style-name="P21" loext:marker-style-name="T5"><text:a xlink:type="simple" xlink:href="#_Toc135839203" text:style-name="Index_20_Link" text:visited-style-name="Index_20_Link"><text:span text:style-name="T5">Введение<text:tab/></text:span><text:span text:style-name="T6">2</text:span></text:a></text:p>
          <text:p text:style-name="P22" loext:marker-style-name="T5"><text:span text:style-name="T6">Требования к </text:span><text:a xlink:type="simple" xlink:href="#_Toc135839206" text:style-name="Index_20_Link" text:visited-style-name="Index_20_Link"><text:span text:style-name="T6">с</text:span><text:span text:style-name="T5">ервер</text:span><text:span text:style-name="T6">у</text:span><text:span text:style-name="T5"><text:tab/></text:span><text:span text:style-name="T6">3</text:span></text:a></text:p>
          <text:p text:style-name="P22" loext:marker-style-name="T5"><text:span text:style-name="T6">Требования к </text:span><text:a xlink:type="simple" xlink:href="#_Toc135839207" text:style-name="Index_20_Link" text:visited-style-name="Index_20_Link"><text:span text:style-name="T6">к</text:span><text:span text:style-name="T5">лиент</text:span><text:span text:style-name="T6">у</text:span><text:span text:style-name="T5"><text:tab/></text:span><text:span text:style-name="T6">4</text:span></text:a></text:p>
          <text:p text:style-name="P22" loext:marker-style-name="T5"><text:a xlink:type="simple" xlink:href="#_Toc135839210" text:style-name="Index_20_Link" text:visited-style-name="Index_20_Link"><text:span text:style-name="T5">Обязательный набор функций.<text:tab/></text:span><text:span text:style-name="T6">5</text:span></text:a></text:p>
          <text:p text:style-name="P22" loext:marker-style-name="T5"><text:a xlink:type="simple" xlink:href="#_Toc135839211" text:style-name="Index_20_Link" text:visited-style-name="Index_20_Link"><text:span text:style-name="T5">Дополнительные требования<text:tab/></text:span><text:span text:style-name="T6">6</text:span></text:a></text:p>
        </text:index-body>
      </text:table-of-content>
      <text:p text:style-name="Standard"/>
      <text:h text:style-name="P1" text:outline-level="1" loext:marker-style-name="T3"><text:bookmark-start text:name="_Toc135839203"/><text:span text:style-name="T3">Введение</text:span><text:bookmark-end text:name="_Toc135839203"/><text:span text:style-name="T3"/></text:h>
      <text:p text:style-name="P37" loext:marker-style-name="T14"><text:span text:style-name="T14">Полное название программного обеспечения</text:span></text:p>
      <text:p text:style-name="P37" loext:marker-style-name="T14"><text:span text:style-name="T14">Краткое наименование программы</text:span></text:p>
      <text:p text:style-name="P38" loext:marker-style-name="T24"><text:span text:style-name="T24">Область применения программы: </text:span><text:span text:style-name="T14">контроль знаний по математической логике</text:span><text:span text:style-name="T24"> пользователя. </text:span></text:p>
      <text:p text:style-name="P37" loext:marker-style-name="T14"><text:span text:style-name="T15">5th</text:span><text:span text:style-name="T17"> </text:span><text:span text:style-name="T14">– приложение упрощает процесс контроля полученных знаний по </text:span><text:span text:style-name="T17">мат. логике</text:span><text:span text:style-name="T14">, предоставляет наглядную статистику успеваемости.</text:span></text:p>
      <text:p text:style-name="P38" loext:marker-style-name="T24"><text:span text:style-name="T24">Возможности приложения</text:span></text:p>
      <text:list text:style-name="WWNum1">
        <text:list-header>
          <text:p text:style-name="P40"/>
        </text:list-header>
        <text:list-item>
          <text:p text:style-name="P39"><text:span text:style-name="T19">ведение статистики данных – можно отслеживать успеваемость учеников.</text:span><text:span text:style-name="T16"> </text:span></text:p>
        </text:list-item>
      </text:list>
      <text:p text:style-name="P41" loext:marker-style-name="T26"><text:bookmark-start text:name="_Toc135839206"/><text:span text:style-name="T21">Требования к с</text:span><text:span text:style-name="T22">ервер</text:span><text:bookmark-end text:name="_Toc135839206"/><text:span text:style-name="T23">у</text:span></text:p>
      <text:list text:style-name="WWNum2">
        <text:list-item>
          <text:p text:style-name="P30" loext:marker-style-name="T5"><text:span text:style-name="T6">Сервер должен соответствовать требованиям безопасности обработки ПДн</text:span><text:span text:style-name="T6"/></text:p>
        </text:list-item>
        <text:list-item>
          <text:p text:style-name="P32" loext:marker-style-name="T5"><text:span text:style-name="T6">Сервер должен обладать возможностью быстрого восстановления</text:span><text:span text:style-name="T6"/></text:p>
        </text:list-item>
        <text:list-item>
          <text:p text:style-name="P32" loext:marker-style-name="T5"><text:span text:style-name="T5">По запросу пользователя сервер выводит на экран клиент приложения.</text:span><text:span text:style-name="T5"/></text:p>
        </text:list-item>
        <text:list-item>
          <text:p text:style-name="P32" loext:marker-style-name="T5"><text:span text:style-name="T5">Сервер должен обеспечивать соединение и обмен данными с клиентским приложением;</text:span><text:span text:style-name="T5"/></text:p>
        </text:list-item>
        <text:list-item>
          <text:p text:style-name="P32" loext:marker-style-name="T5"><text:span text:style-name="T5">Сервер должен передавать информацию в базу данных;</text:span><text:span text:style-name="T5"/></text:p>
        </text:list-item>
        <text:list-item>
          <text:p text:style-name="P32" loext:marker-style-name="T5"><text:span text:style-name="T5">При запуске функции сервер должен сравнить входящую информацию с базой данных и дать ответ;</text:span><text:span text:style-name="T5"/></text:p>
        </text:list-item>
        <text:list-item>
          <text:p text:style-name="P32" loext:marker-style-name="T5"><text:span text:style-name="T5">При запуске функции сервер должен сохранить </text:span><text:span text:style-name="T6">введённые</text:span><text:span text:style-name="T5"> данные в базу данных;</text:span></text:p>
        </text:list-item>
        <text:list-item>
          <text:p text:style-name="P32" loext:marker-style-name="T5"><text:span text:style-name="T5">Сервер должен проверять информацию, </text:span><text:span text:style-name="T6">внесённую</text:span><text:span text:style-name="T5"> пользователем и сравнивать с заранее </text:span><text:span text:style-name="T6">внесёнными</text:span><text:span text:style-name="T5"> данными;</text:span></text:p>
        </text:list-item>
        <text:list-item>
          <text:p text:style-name="P32" loext:marker-style-name="T5"><text:span text:style-name="T5">Сервер должен хранить и формировать статистику по поступающим данным.</text:span><text:span text:style-name="T5"/></text:p>
        </text:list-item>
        <text:list-item>
          <text:p text:style-name="P31" loext:marker-style-name="T5"><text:span text:style-name="T6">Сервер должен обладать возможностью обработать весь необходимый объём данных </text:span><text:span text:style-name="T6"/></text:p>
        </text:list-item>
      </text:list>
      <text:p text:style-name="P36" loext:marker-style-name="T5"/>
      <text:p text:style-name="P33"><text:bookmark-start text:name="_Toc135839207"/><text:span text:style-name="T2">Требования к К</text:span><text:bookmark-end text:name="_Toc135839207"/><text:span text:style-name="T2">лиенту</text:span></text:p>
      <text:list text:style-name="WWNum3">
        <text:list-item>
          <text:p text:style-name="P34" loext:marker-style-name="T10"><text:span text:style-name="T8">Клиент должен</text:span><text:span text:style-name="T10"> запрашивать данные о пользователе;</text:span></text:p>
        </text:list-item>
        <text:list-item>
          <text:p text:style-name="P35" loext:marker-style-name="T10"><text:span text:style-name="T8">Клиент должен </text:span><text:span text:style-name="T10">отправляет данные для регистрации нового пользователя;</text:span></text:p>
        </text:list-item>
        <text:list-item>
          <text:p text:style-name="P35" loext:marker-style-name="T10"><text:span text:style-name="T8">Клиент должен </text:span><text:span text:style-name="T10">получать задание и отправлять ответ на проверку.</text:span></text:p>
        </text:list-item>
        <text:list-item>
          <text:h text:style-name="P3" text:outline-level="1" loext:marker-style-name="T20"><text:bookmark-start text:name="_Toc135839209"/><text:span text:style-name="T27">Клиент должен быть доступен для просмотра или обнаружения пользователем.</text:span><text:span text:style-name="T27"/></text:h>
        </text:list-item>
        <text:list-item>
          <text:h text:style-name="P5" text:outline-level="1" loext:marker-style-name="T8"><text:span text:style-name="T8">Клиент должен </text:span><text:bookmark-end text:name="_Toc135839209"/><text:span text:style-name="T7">обеспечивать быстрый и безопасный доступ к серверу</text:span></text:h>
        </text:list-item>
        <text:list-item>
          <text:h text:style-name="P5" text:outline-level="1" loext:marker-style-name="T8"><text:span text:style-name="T7">Клиент должен быть совместим с ОС и аппаратным обеспечением</text:span><text:span text:style-name="T7"/></text:h>
        </text:list-item>
        <text:list-item>
          <text:h text:style-name="P5" text:outline-level="1" loext:marker-style-name="T8"><text:span text:style-name="T7">Клиент должен надёжно и стабильно выполнять свои функции</text:span><text:span text:style-name="T7"/></text:h>
        </text:list-item>
        <text:list-item>
          <text:h text:style-name="P5" text:outline-level="1" loext:marker-style-name="T8"><text:span text:style-name="T7">Клиент должен быть удобным и обладать понятным <text:s/>интерфейсом</text:span><text:span text:style-name="T7"/></text:h>
        </text:list-item>
        <text:list-item>
          <text:h text:style-name="P5" text:outline-level="1" loext:marker-style-name="T8"><text:span text:style-name="T7">Клиент должен соответствовать требованиям безопасности данных и конфиденциальности информации</text:span><text:span text:style-name="T7"/></text:h>
        </text:list-item>
        <text:list-item>
          <text:h text:style-name="P4" text:outline-level="1" loext:marker-style-name="T8"><text:span text:style-name="T7">Возможность обновления и установки дополнительных модулей и функций </text:span><text:span text:style-name="T7"/></text:h>
        </text:list-item>
      </text:list>
      <text:h text:style-name="P6" text:outline-level="1"><text:bookmark-start text:name="_Toc135839210"/><text:span text:style-name="T3">Обязательный набор функций</text:span><text:bookmark-end text:name="_Toc135839210"/></text:h>
      <text:list text:style-name="WWNum4">
        <text:list-item>
          <text:p text:style-name="P43" loext:marker-style-name="T11"><text:span text:style-name="T11">авторизация/регистрация пользователя в системе</text:span><text:span text:style-name="T12">;</text:span></text:p>
        </text:list-item>
        <text:list-item>
          <text:p text:style-name="P44" loext:marker-style-name="T11"><text:span text:style-name="T11">разграничение прав доступа/функционала системы</text:span><text:span text:style-name="T12">;</text:span></text:p>
        </text:list-item>
        <text:list-item>
          <text:p text:style-name="P46" loext:marker-style-name="T11"><text:span text:style-name="T11">выдача заданий авторизированному обучающемуся</text:span><text:span text:style-name="T12">;</text:span></text:p>
        </text:list-item>
        <text:list-item>
          <text:p text:style-name="P46" loext:marker-style-name="T11"><text:span text:style-name="T11">автоматическая проверка ответа, предоставленного пользователем</text:span><text:span text:style-name="T12">;</text:span></text:p>
        </text:list-item>
        <text:list-item>
          <text:p text:style-name="P46" loext:marker-style-name="T11"><text:span text:style-name="T11">формирование и хранение статистики по выполненным заданиям каждого пользователя</text:span><text:span text:style-name="T12">;</text:span></text:p>
        </text:list-item>
        <text:list-item>
          <text:p text:style-name="P46" loext:marker-style-name="T11"><text:span text:style-name="T11">предоставление информации о </text:span><text:span text:style-name="T12">решённых</text:span><text:span text:style-name="T11"> задача авторизированному преподавателю</text:span><text:span text:style-name="T12">;</text:span></text:p>
        </text:list-item>
        <text:list-item>
          <text:p text:style-name="P45" loext:marker-style-name="T13"><text:span text:style-name="T11">возможность выхода из системы</text:span></text:p>
        </text:list-item>
      </text:list>
      <text:p text:style-name="P47" loext:marker-style-name="T11"/>
      <text:p text:style-name="P42" loext:marker-style-name="T2"><text:span text:style-name="T2">Набор из обязательных доп. функций</text:span><text:span text:style-name="T2"/></text:p>
      <text:list text:style-name="WWNum5">
        <text:list-item>
          <text:h text:style-name="P7" text:outline-level="1" loext:marker-style-name="T7"><text:span text:style-name="T7">Функции сортировки</text:span><text:span text:style-name="T7"/></text:h>
        </text:list-item>
        <text:list-item>
          <text:h text:style-name="P9" text:outline-level="1" loext:marker-style-name="T7"><text:span text:style-name="T7">Функции для разных ролей</text:span><text:span text:style-name="T7"/></text:h>
        </text:list-item>
        <text:list-item>
          <text:h text:style-name="P8" text:outline-level="1" loext:marker-style-name="T7"><text:span text:style-name="T7">Функция отображения статистики в виде таблицы</text:span><text:span text:style-name="T7"/></text:h>
        </text:list-item>
      </text:list>
      <text:h text:style-name="P20" text:outline-level="1" loext:marker-style-name="T28"/>
      <text:h text:style-name="P2" text:outline-level="1" loext:marker-style-name="T3"><text:span text:style-name="T1">Требования к дизайну</text:span><text:span text:style-name="T1"/></text:h>
      <text:list text:style-name="WWNum6">
        <text:list-item>
          <text:h text:style-name="P10" text:outline-level="1" loext:marker-style-name="T7"><text:span text:style-name="T7">Приложение должно быть выполнено в минималистичном дизайне.</text:span><text:span text:style-name="T7"/></text:h>
        </text:list-item>
        <text:list-item>
          <text:h text:style-name="P12" text:outline-level="1" loext:marker-style-name="T7"><text:span text:style-name="T7">В приложении должно быть минимум цветных значков и иконок.</text:span><text:span text:style-name="T7"/></text:h>
        </text:list-item>
        <text:list-item>
          <text:h text:style-name="P12" text:outline-level="1" loext:marker-style-name="T7"><text:span text:style-name="T7">На этапе входа в приложение пользователь должен видеть название.</text:span><text:span text:style-name="T7"/></text:h>
        </text:list-item>
        <text:list-item>
          <text:h text:style-name="P11" text:outline-level="1" loext:marker-style-name="T7"><text:span text:style-name="T7">Обязательное кол-во окон приложения(4):</text:span><text:span text:style-name="T7"/></text:h>
        </text:list-item>
      </text:list>
      <text:list text:style-name="WWNum7">
        <text:list-item>
          <text:h text:style-name="P13" text:outline-level="1" loext:marker-style-name="T7"><text:span text:style-name="T7">Окно авторизации;</text:span><text:span text:style-name="T7"/></text:h>
        </text:list-item>
        <text:list-item>
          <text:h text:style-name="P14" text:outline-level="1" loext:marker-style-name="T7"><text:span text:style-name="T7">Окно регистрации;</text:span><text:span text:style-name="T7"/></text:h>
        </text:list-item>
        <text:list-item>
          <text:h text:style-name="P16" text:outline-level="1" loext:marker-style-name="T7"><text:bookmark-start text:name="_Toc135839212"/><text:span text:style-name="T7">Окно ученика;</text:span><text:span text:style-name="T7"/></text:h>
        </text:list-item>
        <text:list-item>
          <text:h text:style-name="P15" text:outline-level="1" loext:marker-style-name="T7"><text:span text:style-name="T7">Окно преподавателя.</text:span><text:span text:style-name="T7"/></text:h>
        </text:list-item>
      </text:list>
      <text:h text:style-name="P2" text:outline-level="1" loext:marker-style-name="T3"><text:bookmark-start text:name="_Toc135839211"/><text:soft-page-break/><text:span text:style-name="T3">Дополнительные требования</text:span><text:bookmark-end text:name="_Toc135839211"/><text:bookmark-end text:name="_Toc135839212"/><text:span text:style-name="T3"/></text:h>
      <text:list text:style-name="WWNum8">
        <text:list-item>
          <text:h text:style-name="P17" text:outline-level="1" loext:marker-style-name="T8"><text:bookmark text:name="_Toc135839214"/><text:span text:style-name="T7">Аналитика и мониторинг использования приложения для оптимизации функциональности и улучшения пользовательского опыта</text:span><text:span text:style-name="T8"> </text:span></text:h>
        </text:list-item>
        <text:list-item>
          <text:h text:style-name="P19" text:outline-level="1" loext:marker-style-name="T5"><text:span text:style-name="T7">Наличие понятного и удобного интерфейса</text:span><text:span text:style-name="T8">;</text:span><text:bookmark text:name="_GoBack"/></text:h>
        </text:list-item>
        <text:list-item>
          <text:h text:style-name="P19" text:outline-level="1" loext:marker-style-name="T5"><text:span text:style-name="T7">При отключении сервера</text:span><text:span text:style-name="T8">, приложение должно самостоятельно закрыться;</text:span></text:h>
        </text:list-item>
        <text:list-item>
          <text:h text:style-name="P19" text:outline-level="1" loext:marker-style-name="T8"><text:span text:style-name="T8">Разработка и внедрение экономически эффективных стратегий монетизации</text:span><text:span text:style-name="T8"/></text:h>
        </text:list-item>
        <text:list-item>
          <text:h text:style-name="P18" text:outline-level="1" loext:marker-style-name="T8"><text:span text:style-name="T7">Разработка </text:span><text:span text:style-name="T8">маркетинговых и рекламных инструментов для привлечения новых пользователей и удержания текущих</text:span></text:h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Source Han Sans CN" svg:font-family="'Source Han Sans CN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494cm" fo:margin-bottom="0.494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423cm" fo:margin-bottom="0.106cm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loext:linked-style-name="Обычный_20__28_Интернет_29__20_Знак">
      <style:paragraph-properties fo:margin-top="0.494cm" fo:margin-bottom="0.494cm" style:contextual-spacing="false"/>
    </style:style>
    <style:style style:name="Iau_3f_iue" style:display-name="Iau?iu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fo:language="ru" fo:country="RU" style:font-size-asian="12pt" style:language-asian="ru" style:country-asian="RU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Заголовок_20_2_20_Знак" style:display-name="Заголовок 2 Знак" style:family="text" loext:linked-style-name="Heading_20_2">
      <style:text-properties fo:font-size="18pt" fo:language="ru" fo:country="RU" fo:font-weight="bold" style:font-size-asian="18pt" style:language-asian="ru" style:country-asian="RU" style:font-weight-asian="bold" style:font-size-complex="18pt" style:language-complex="ar" style:country-complex="SA" style:font-weight-complex="bold"/>
    </style:style>
    <style:style style:name="Заголовок_20_4_20_Знак" style:display-name="Заголовок 4 Знак" style:family="text" loext:linked-style-name="Heading_20_4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бычный_20__28_Интернет_29__20_Знак" style:display-name="Обычный (Интернет) Знак" style:family="text" loext:linked-style-name="Normal_20__28_Web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2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3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4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loext:num-list-format="%1%)" style:num-suffix=")" style:num-format="1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/>
    <style:style style:name="Mgr1" style:family="graphic" style:parent-style-name="Frame">
      <style:graphic-properties draw:stroke="none" svg:stroke-width="0.026cm" draw:fill="none" loext:fill-use-slide-background="false" draw:textarea-vertical-align="top" draw:auto-grow-height="true" fo:min-height="0cm" fo:min-width="0cm" fo:padding-top="0cm" fo:padding-bottom="0cm" fo:padding-left="0cm" fo:padding-right="0cm" fo:wrap-option="no-wrap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nverted1" style:page-layout-name="Mpm1" draw:style-name="Mdp1">
      <style:footer>
        <text:p text:style-name="MP1"><draw:custom-shape text:anchor-type="char" draw:z-index="4" draw:name="Надпись 1" draw:style-name="Mgr1" draw:text-style-name="MP2" svg:width="5.081cm" svg:height="0.484cm" svg:x="5.71cm" svg:y="0cm"><text:p text:style-name="Footer" loext:marker-style-name="page number"><text:span text:style-name="page_20_number"><text:page-number text:select-page="current">6</text:page-number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8-19T18:48:00</meta:creation-date>
    <meta:initial-creator>User</meta:initial-creator>
    <meta:print-date>2006-09-04T06:08:00</meta:print-date>
    <dc:date>2023-10-23T14:18:31.322796410</dc:date>
    <dc:title>Техническое задание на разработку программы</dc:title>
    <meta:editing-cycles>5</meta:editing-cycles>
    <meta:editing-duration>PT2M11S</meta:editing-duration>
    <meta:generator>LibreOffice/7.5.7.1$Linux_X86_64 LibreOffice_project/50$Build-1</meta:generator>
    <meta:document-statistic meta:table-count="0" meta:image-count="0" meta:object-count="0" meta:page-count="6" meta:paragraph-count="66" meta:word-count="437" meta:character-count="3348" meta:non-whitespace-character-count="3012"/>
    <meta:user-defined meta:name="Company">Company</meta:user-defined>
    <meta:user-defined meta:name="ICV">D7EEA9E108994BA28BEAB43A8413780F</meta:user-defined>
    <meta:user-defined meta:name="KSOProductBuildVer">1049-11.2.0.11537</meta:user-defined>
    <meta:template xlink:type="simple" xlink:actuate="onRequest" xlink:title="Normal.dotm" xlink:href=""/>
  </office:meta>
</office:document-meta>
</file>